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849cm"/>
    </style:style>
    <style:style style:name="co4" style:family="table-column">
      <style:table-column-properties fo:break-before="auto" style:column-width="4.0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  <style:text-properties fo:color="#330099" fo:font-weight="bold" style:font-weight-asian="bold" style:font-weight-complex="bold"/>
    </style:style>
    <style:style style:name="ce3" style:family="table-cell" style:parent-style-name="Default"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#eeeeee"/>
      <style:text-properties fo:color="#000099" fo:font-weight="bold" style:font-weight-asian="bold" style:font-weight-complex="bold"/>
    </style:style>
    <style:style style:name="ce5" style:family="table-cell" style:parent-style-name="Default">
      <style:text-properties fo:color="#000000" fo:font-size="8pt" style:font-size-asian="8pt" style:font-size-complex="8pt"/>
    </style:style>
    <style:style style:name="ce6" style:family="table-cell" style:parent-style-name="Default">
      <style:text-properties style:font-name="Liberation Sans" fo:font-size="8pt" style:font-name-asian="Noto Sans CJK SC Regular" style:font-size-asian="8pt" style:font-name-complex="FreeSans" style:font-size-complex="8pt"/>
    </style:style>
  </office:automatic-styles>
  <office:body>
    <office:spreadsheet>
      <table:calculation-settings table:automatic-find-labels="false"/>
      <table:table table:name="Action" table:style-name="ta1">
        <office:forms form:automatic-focus="false" form:apply-design-mode="false"/>
        <table:table-column table:style-name="co1" table:default-cell-style-name="Default"/>
        <table:table-column table:style-name="co4" table:default-cell-style-name="ce6"/>
        <table:table-column table:style-name="co4" table:number-columns-repeated="4" table:default-cell-style-name="Default"/>
        <table:table-column table:style-name="co4" table:number-columns-repeated="4" table:default-cell-style-name="ce3"/>
        <table:table-column table:style-name="co4" table:number-columns-repeated="7" table:default-cell-style-name="Default"/>
        <table:table-row table:style-name="ro1">
          <table:table-cell table:style-name="ce1" office:value-type="string">
            <text:p>Modelo</text:p>
          </table:table-cell>
          <table:table-cell table:style-name="ce1" office:value-type="string">
            <text:p>headerSeccionArray1</text:p>
          </table:table-cell>
          <table:table-cell table:style-name="ce1" office:value-type="string">
            <text:p>headerSeccionArray2</text:p>
          </table:table-cell>
          <table:table-cell table:style-name="ce1" office:value-type="string">
            <text:p>headerSeccionArray3</text:p>
          </table:table-cell>
          <table:table-cell table:style-name="ce1" office:value-type="string">
            <text:p>headerSeccionArray4</text:p>
          </table:table-cell>
          <table:table-cell table:style-name="ce1" office:value-type="string">
            <text:p>headerSeccionArray5</text:p>
          </table:table-cell>
          <table:table-cell table:style-name="ce1" office:value-type="string">
            <text:p>headerSeccion1</text:p>
          </table:table-cell>
          <table:table-cell table:style-name="ce1" office:value-type="string">
            <text:p>headerSeccion2</text:p>
          </table:table-cell>
          <table:table-cell table:style-name="ce1" office:value-type="string">
            <text:p>headerSeccion3</text:p>
          </table:table-cell>
          <table:table-cell table:style-name="ce1" office:value-type="string">
            <text:p>headerSeccion4</text:p>
          </table:table-cell>
          <table:table-cell table:style-name="ce1" office:value-type="string">
            <text:p>headerSeccion5</text:p>
          </table:table-cell>
          <table:table-cell table:style-name="ce1" office:value-type="string">
            <text:p>headerAux1</text:p>
          </table:table-cell>
          <table:table-cell table:style-name="ce1" office:value-type="string">
            <text:p>headerAux2</text:p>
          </table:table-cell>
          <table:table-cell table:style-name="ce1" office:value-type="string">
            <text:p>headerAux3</text:p>
          </table:table-cell>
          <table:table-cell table:style-name="ce1" office:value-type="string">
            <text:p>headerAux4</text:p>
          </table:table-cell>
          <table:table-cell table:style-name="ce1" office:value-type="string">
            <text:p>headerAux5</text:p>
          </table:table-cell>
          <table:table-cell table:style-name="ce1" office:value-type="string">
            <text:p>headerVarios</text:p>
          </table:table-cell>
        </table:table-row>
        <table:table-row table:style-name="ro1">
          <table:table-cell office:value-type="string">
            <text:p>bronea</text:p>
          </table:table-cell>
          <table:table-cell office:value-type="string">
            <text:p>Home.--Pages.--Dropdown.--Link Text1.--Link Text0.--Link Text2.++Pages.--pages1.--pages3.&amp;&amp;Dropdown.--dor.--dor2.--dor3.++pages1.--pages3.--pages4.&amp;&amp;dor.--dor2.--dor3.</text:p>
          </table:table-cell>
          <table:table-cell office:value-type="string">
            <text:p><text:s/></text:p>
          </table:table-cell>
          <table:table-cell table:number-columns-repeated="3"/>
          <table:table-cell office:value-type="string">
            <text:p>A.actionA++B.actionB++C.actionC...</text:p>
          </table:table-cell>
          <table:table-cell office:value-type="string">
            <text:p><text:a xlink:href="mailto:12345678901234567890++email@email.com">12345678901234567890++email@email.com</text:a></text:p>
          </table:table-cell>
          <table:table-cell office:value-type="string">
            <text:p>titlle++icon.ico++varios++logo.jpg++fondoImg.jpg</text:p>
          </table:table-cell>
          <table:table-cell office:value-type="string">
            <text:p>A++B++C++D...</text:p>
          </table:table-cell>
          <table:table-cell table:number-columns-repeated="7"/>
        </table:table-row>
        <table:table-row table:style-name="ro1">
          <table:table-cell office:value-type="string">
            <text:p>carinary</text:p>
          </table:table-cell>
          <table:table-cell office:value-type="string">
            <text:p>Home.--Pages.--Dropdown.--Link Text1.--Link Text0.--Link Text2.++Pages.--pages1.--pages3.&amp;&amp;Dropdown.--dor.--dor2.--dor3.++pages1.--pages3.--pages4.&amp;&amp;dor.--dor2.--dor3.</text:p>
          </table:table-cell>
          <table:table-cell table:style-name="ce3" office:value-type="string">
            <text:p><text:s/>{[imagen.png&amp;&amp;Titulo&amp;&amp;Descripcion&amp;&amp;action&amp;&amp;layerBoton],[imagen.png&amp;&amp;Titulo&amp;&amp;Descripcion&amp;&amp;action&amp;&amp;layerBoton],…}</text:p>
          </table:table-cell>
          <table:table-cell office:value-type="string">
            <text:p><text:s/></text:p>
          </table:table-cell>
          <table:table-cell table:number-columns-repeated="2"/>
          <table:table-cell office:value-type="string">
            <text:p>A.actionA++B.actionB++C.actionC...</text:p>
          </table:table-cell>
          <table:table-cell office:value-type="string">
            <text:p><text:a xlink:href="mailto:12345678901234567890++email@email.com">12345678901234567890++email@email.com</text:a></text:p>
          </table:table-cell>
          <table:table-cell office:value-type="string">
            <text:p>titlle++icon.ico++varios++logo.jpg++fondoImg.jpg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>
            <text:p>skaxis</text:p>
          </table:table-cell>
          <table:table-cell office:value-type="string">
            <text:p>Home.--Pages.--Dropdown.--Link Text1.--Link Text0.--Link Text2.++Pages.--pages1.--pages3.&amp;&amp;Dropdown.--dor.--dor2.--dor3.++pages1.--pages3.--pages4.&amp;&amp;dor.--dor2.--dor3.</text:p>
          </table:table-cell>
          <table:table-cell table:style-name="ce3" office:value-type="string">
            <text:p><text:s/>{[Titulo&amp;&amp;Tipo&amp;&amp;Descripcion&amp;&amp;LayerBoton&amp;&amp;imagen.png],[Titulo&amp;&amp;Tipo&amp;&amp;Descripcion&amp;&amp;LayerBoton&amp;&amp;imagen.png],...}</text:p>
          </table:table-cell>
          <table:table-cell office:value-type="string">
            <text:p><text:s/></text:p>
          </table:table-cell>
          <table:table-cell table:number-columns-repeated="2"/>
          <table:table-cell office:value-type="string">
            <text:p>A.actionA++B.actionB++C.actionC...</text:p>
          </table:table-cell>
          <table:table-cell office:value-type="string">
            <text:p><text:a xlink:href="mailto:12345678901234567890++email@email.com">12345678901234567890++email@email.com</text:a></text:p>
          </table:table-cell>
          <table:table-cell office:value-type="string">
            <text:p>titlle++icon.ico++varios++logo.jpg++fondoImg.jpg</text:p>
          </table:table-cell>
          <table:table-cell office:value-type="string">
            <text:p>02.png++03.png++04.png</text:p>
          </table:table-cell>
          <table:table-cell table:number-columns-repeated="7"/>
        </table:table-row>
        <table:table-row table:style-name="ro1">
          <table:table-cell office:value-type="string">
            <text:p>viral</text:p>
          </table:table-cell>
          <table:table-cell office:value-type="string">
            <text:p>Home.--Pages.--Dropdown.--Link Text1.--Link Text0.--Link Text2.++Pages.--pages1.--pages3.&amp;&amp;Dropdown.--dor.--dor2.--dor3.++pages1.--pages3.--pages4.&amp;&amp;dor.--dor2.--dor3.</text:p>
          </table:table-cell>
          <table:table-cell table:style-name="ce3" office:value-type="string">
            <text:p><text:s/>{[imagen.png&amp;&amp;Titulo &amp;&amp;Descripcion],[classPosition&amp;&amp;classIcon&amp;&amp;Titulo&amp;&amp;Descripcion&amp;&amp;referencia&amp;&amp;layerBoton],…}</text:p>
          </table:table-cell>
          <table:table-cell office:value-type="string">
            <text:p><text:s/></text:p>
          </table:table-cell>
          <table:table-cell table:number-columns-repeated="2"/>
          <table:table-cell office:value-type="string">
            <text:p>A.actionA++B.actionB++C.actionC...</text:p>
          </table:table-cell>
          <table:table-cell office:value-type="string">
            <text:p><text:a xlink:href="mailto:12345678901234567890++email@email.com">12345678901234567890++email@email.com</text:a></text:p>
          </table:table-cell>
          <table:table-cell office:value-type="string">
            <text:p>titlle++icon.ico++varios++logo.jpg++fondoImg.jpg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>
            <text:p>vortex</text:p>
          </table:table-cell>
          <table:table-cell office:value-type="string">
            <text:p>Home.--Pages.--Dropdown.--Link Text1.--Link Text0.--Link Text2.++Pages.--pages1.--pages3.&amp;&amp;Dropdown.--dor.--dor2.--dor3.++pages1.--pages3.--pages4.&amp;&amp;dor.--dor2.--dor3.</text:p>
          </table:table-cell>
          <table:table-cell office:value-type="string">
            <text:p><text:s/></text:p>
          </table:table-cell>
          <table:table-cell table:number-columns-repeated="3"/>
          <table:table-cell office:value-type="string">
            <text:p>A.actionA++B.actionB++C.actionC...</text:p>
          </table:table-cell>
          <table:table-cell office:value-type="string">
            <text:p><text:a xlink:href="mailto:12345678901234567890++email@email.com">12345678901234567890++email@email.com</text:a></text:p>
          </table:table-cell>
          <table:table-cell office:value-type="string">
            <text:p>titlle++icon.ico++varios++logo.jpg++fondoImg.jpg</text:p>
          </table:table-cell>
          <table:table-cell office:value-type="string">
            <text:p>A++B++C++D...</text:p>
          </table:table-cell>
          <table:table-cell table:number-columns-repeated="7"/>
        </table:table-row>
        <table:table-row table:style-name="ro1">
          <table:table-cell office:value-type="string">
            <text:p>abele</text:p>
          </table:table-cell>
          <table:table-cell office:value-type="string">
            <text:p>Home.--Pages.--Dropdown.--Link Text1.--Link Text0.--Link Text2.++Pages.--pages1.--pages3.&amp;&amp;Dropdown.--dor.--dor2.--dor3.++pages1.--pages3.--pages4.&amp;&amp;dor.--dor2.--dor3.</text:p>
          </table:table-cell>
          <table:table-cell office:value-type="string">
            <text:p><text:s/></text:p>
          </table:table-cell>
          <table:table-cell table:number-columns-repeated="3"/>
          <table:table-cell office:value-type="string">
            <text:p>A.actionA++B.actionB++C.actionC...</text:p>
          </table:table-cell>
          <table:table-cell office:value-type="string">
            <text:p><text:a xlink:href="mailto:12345678901234567890++email@email.com">12345678901234567890++email@email.com</text:a></text:p>
          </table:table-cell>
          <table:table-cell office:value-type="string">
            <text:p>titlle++icon.ico++varios++logo.jpg++fondoImg.jpg</text:p>
          </table:table-cell>
          <table:table-cell table:style-name="Default" office:value-type="string">
            <text:p><text:s/></text:p>
          </table:table-cell>
          <table:table-cell table:number-columns-repeated="7"/>
        </table:table-row>
      </table:table>
      <table:table table:name="header" table:style-name="ta1">
        <office:forms form:automatic-focus="false" form:apply-design-mode="false"/>
        <table:table-column table:style-name="co1" table:number-columns-repeated="2" table:default-cell-style-name="ce3"/>
        <table:table-column table:style-name="co3" table:number-columns-repeated="16" table:default-cell-style-name="ce3"/>
        <table:table-row table:style-name="ro1">
          <table:table-cell table:style-name="ce1" office:value-type="string">
            <text:p>idHeader</text:p>
          </table:table-cell>
          <table:table-cell table:style-name="ce1" office:value-type="string">
            <text:p>idEmpresa</text:p>
          </table:table-cell>
          <table:table-cell table:style-name="ce1" office:value-type="string">
            <text:p>headerSeccionArray1</text:p>
          </table:table-cell>
          <table:table-cell table:style-name="ce1" office:value-type="string">
            <text:p>headerSeccionArray2</text:p>
          </table:table-cell>
          <table:table-cell table:style-name="ce1" office:value-type="string">
            <text:p>headerSeccionArray3</text:p>
          </table:table-cell>
          <table:table-cell table:style-name="ce1" office:value-type="string">
            <text:p>headerSeccionArray4</text:p>
          </table:table-cell>
          <table:table-cell table:style-name="ce1" office:value-type="string">
            <text:p>headerSeccionArray5</text:p>
          </table:table-cell>
          <table:table-cell table:style-name="ce1" office:value-type="string">
            <text:p>headerSeccion1</text:p>
          </table:table-cell>
          <table:table-cell table:style-name="ce1" office:value-type="string">
            <text:p>headerSeccion2</text:p>
          </table:table-cell>
          <table:table-cell table:style-name="ce1" office:value-type="string">
            <text:p>headerSeccion3</text:p>
          </table:table-cell>
          <table:table-cell table:style-name="ce1" office:value-type="string">
            <text:p>headerSeccion4</text:p>
          </table:table-cell>
          <table:table-cell table:style-name="ce1" office:value-type="string">
            <text:p>headerSeccion5</text:p>
          </table:table-cell>
          <table:table-cell table:style-name="ce1" office:value-type="string">
            <text:p>headerAux1</text:p>
          </table:table-cell>
          <table:table-cell table:style-name="ce1" office:value-type="string">
            <text:p>headerAux2</text:p>
          </table:table-cell>
          <table:table-cell table:style-name="ce1" office:value-type="string">
            <text:p>headerAux3</text:p>
          </table:table-cell>
          <table:table-cell table:style-name="ce1" office:value-type="string">
            <text:p>headerAux4</text:p>
          </table:table-cell>
          <table:table-cell table:style-name="ce1" office:value-type="string">
            <text:p>headerAux5</text:p>
          </table:table-cell>
          <table:table-cell table:style-name="ce1" office:value-type="string">
            <text:p>headerVarios</text:p>
          </table:table-cell>
        </table:table-row>
        <table:table-row table:style-name="ro1">
          <table:table-cell office:value-type="string">
            <text:p>idHambur</text:p>
          </table:table-cell>
          <table:table-cell office:value-type="string">
            <text:p>hambur</text:p>
          </table:table-cell>
          <table:table-cell office:value-type="string">
            <text:p>Alimentos.--Bebidas.++Alimentos.--Ensaladas.--Paninis.-Sanwich.&amp;&amp;Bebidas.--Agua.--Jugos.--Energia.</text:p>
          </table:table-cell>
          <table:table-cell office:value-type="string">
            <text:p>slogan1&amp;&amp;subSlogan1&amp;&amp;subSubSlogan1&amp;&amp;subSubSubSlogan1&amp;&amp;imagenSlogan1.png++slogan2&amp;&amp;subSlogan2&amp;&amp;subSubSlogan2&amp;&amp;subSubSubSlogan2&amp;&amp;imagenSlogan2.png++slogan3&amp;&amp;subSlogan3&amp;&amp;subSubSlogan3&amp;&amp;subSubSubSlogan3&amp;&amp;imagenSlogan3.png++slogan4&amp;&amp;subSlogan4&amp;&amp;subSubSlogan4&amp;&amp;subSubSubSlogan4&amp;&amp;imagenSlogan4.png</text:p>
          </table:table-cell>
          <table:table-cell office:value-type="string">
            <text:p><text:s/></text:p>
          </table:table-cell>
          <table:table-cell table:number-columns-repeated="2"/>
          <table:table-cell office:value-type="string">
            <text:p>ACERCA DE NOSOTROS.nosotros++CONTACTO.contacto++REGISTRO.registrar++INGRESA.ingresar</text:p>
          </table:table-cell>
          <table:table-cell office:value-type="string">
            <text:p>tel 5523259000++Correo actionA@actionA.com++logoEmpresa.png</text:p>
          </table:table-cell>
          <table:table-cell office:value-type="string">
            <text:p>titlle++icon.ico++logo.jpg++fondoImg.jpg</text:p>
          </table:table-cell>
          <table:table-cell office:value-type="string">
            <text:p>02.png++03.png++04.png</text:p>
          </table:table-cell>
          <table:table-cell office:value-type="string">
            <text:p><text:s/></text:p>
          </table:table-cell>
          <table:table-cell table:number-columns-repeated="6"/>
        </table:table-row>
        <table:table-row table:style-name="ro1">
          <table:table-cell office:value-type="string">
            <text:p>idHeaderA</text:p>
          </table:table-cell>
          <table:table-cell office:value-type="string">
            <text:p>idEmpresaA</text:p>
          </table:table-cell>
          <table:table-cell office:value-type="string">
            <text:p>Home.--Pages.--Dropdown.--Link Text1.--Link Text0.--Link Text2.++Pages.--pages1.--pages3.&amp;&amp;Dropdown.--dor.--dor2.--dor3.++pages1.--pages3.--pages4.&amp;&amp;dor.--dor2.--dor3.</text:p>
          </table:table-cell>
          <table:table-cell office:value-type="string">
            <text:p><text:s/></text:p>
          </table:table-cell>
          <table:table-cell table:number-columns-repeated="3"/>
          <table:table-cell office:value-type="string">
            <text:p>ACERCA DE NOSOTROS.nosotros++CONTACTO.contacto++REGISTRO.registrar++INGRESA.ingresar</text:p>
          </table:table-cell>
          <table:table-cell office:value-type="string">
            <text:p>tel 5523259000++Correo actionA@actionA.com</text:p>
          </table:table-cell>
          <table:table-cell office:value-type="string">
            <text:p>headeSeccion3.get0+icon.ico++logo.jpg++fondoImg.jpg</text:p>
          </table:table-cell>
          <table:table-cell office:value-type="string">
            <text:p>headeSeccion3.get0++headeSeccion3.get1++headeSeccion3.get2++headeSeccion3.get3++headeSeccion3.get4++headeSeccion3.get5</text:p>
          </table:table-cell>
          <table:table-cell office:value-type="string">
            <text:p><text:s/></text:p>
          </table:table-cell>
          <table:table-cell table:number-columns-repeated="6"/>
        </table:table-row>
        <table:table-row table:style-name="ro1">
          <table:table-cell office:value-type="string">
            <text:p>idHermesHeader</text:p>
          </table:table-cell>
          <table:table-cell office:value-type="string">
            <text:p>hermes</text:p>
          </table:table-cell>
          <table:table-cell office:value-type="string">
            <text:p>Nosotros.nosotros--Nuestros Proyectos.nuestrosProyectos--Galeria de Imagenes.galeriaImagenes--Hoatsa.hoatsa</text:p>
          </table:table-cell>
          <table:table-cell office:value-type="string">
            <text:p>imagen1.png&amp;&amp;Gran Museo del Maya de Mérida&amp;&amp;Concebido como una obra de vanguardia, el Gran Museo del Mundo Maya se ubicará en el Norte de la Ciudad de Mérida y contará con una sala de proyección audiovisual para la presentación de documentales,...&amp;&amp;accion&amp;&amp;Leer mas...++imagen1.png&amp;&amp;Autopista Lerma-Tres Marías&amp;&amp;Nuestro objetivo es continuar el Libramiento Ruta de la Independencia Bicentenario, por el sur-oriente de la capital del estado,...&amp;&amp;accion2&amp;&amp;Leer mas...++imagen1.png&amp;&amp;Libramiento de Irapuato <text:s/>&amp;&amp;El libramiento de Irapuato , de29.2 kilometros de longitud, de 12 metros de ancho de corona, 2 carriles de circulación de 3.5 m cada uno y acotamientos de 2.5 m a cada lado....&amp;&amp;accion3$$Leer mas...++imagen1.png&amp;&amp;Autopista-Morelia-Salamanca &amp;&amp;Construcción y/o operación, explotación, conservación y mantenimiento de la Autopista de Cuota de 83 kilómetros de longitud, en los estados de Michoacán y Guanajuato Morelia - Salamanca en el Estado de Michoacán y Guanajuato ...&amp;&amp;accion4&amp;&amp;Leer mas <text:s/></text:p>
          </table:table-cell>
          <table:table-cell office:value-type="string">
            <text:p>02.png++one_third first&amp;&amp;fa fa-building&amp;&amp;Hermes Proyectos&amp;&amp;concesionario, gran museo del mundo maya, proyectos de infraestructura, autopistas, lerma-tres marias, capital de riesgo, estructuración, financiamiento, libramiento, irapuato, morelia, salamanca&amp;&amp;referencia1&amp;&amp;Conocer mas...++one_third&amp;&amp;fa fa-leanpub&amp;&amp;Grupo Hermes&amp;&amp;La experiencia y especialización conjunta de Hermes Infraestructura y otras empresas filiales y subsidiarias de Grupo Hermes, ofrecen soluciones específicas para promover, desarrollar e invertir capital en proyectos de infraestructura en México.&amp;&amp;referencia2&amp;&amp;Conocer mas...++one_third&amp;&amp;fa fa-road&amp;&amp;Hermes Infraestructura &amp;&amp;- Trabajamos para promover, desarrollar e invertir capital en proyectos de infraestructura en México - Hermes Infraestructura - Trabajamos para construir un futuro más brillante para México&amp;&amp;referencia3&amp;&amp;Conocer mas...</text:p>
          </table:table-cell>
          <table:table-cell office:value-type="string">
            <text:p><text:s/></text:p>
          </table:table-cell>
          <table:table-cell table:number-columns-repeated="2"/>
          <table:table-cell office:value-type="string">
            <text:p>T -52 (55) 5985 4600++informes@hermesinfraestructura.com++logo.png</text:p>
          </table:table-cell>
          <table:table-cell office:value-type="string">
            <text:p>Hermes Infraestructura - Trabajamos para promover, desarrollar e invertir capital en proyectos de infraestructura en México - Hermes Infraestructura - Trabajamos para construir un futuro más brillante para México++icon.ico++logo.jpg++fondoImg.jpg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>
            <text:p>idMenuA</text:p>
          </table:table-cell>
          <table:table-cell office:value-type="string">
            <text:p>panini</text:p>
          </table:table-cell>
          <table:table-cell office:value-type="string">
            <text:p>Alimentos.--Bebidas.++Alimentos.--Ensaladas.--Paninis.-Sanwich.&amp;&amp;Bebidas.--Agua.--Jugos.--Energia.</text:p>
          </table:table-cell>
          <table:table-cell office:value-type="string">
            <text:p><text:s/></text:p>
          </table:table-cell>
          <table:table-cell table:number-columns-repeated="14"/>
        </table:table-row>
        <table:table-row table:style-name="ro1">
          <table:table-cell office:value-type="string">
            <text:p>kaltiaHeader</text:p>
          </table:table-cell>
          <table:table-cell office:value-type="string">
            <text:p>Kaltia</text:p>
          </table:table-cell>
          <table:table-cell office:value-type="string">
            <text:p>Home.--Pages.--Dropdown.--Link Text1.--Link Text0.--Link Text2.++Pages.--pages1.--pages3.&amp;&amp;Dropdown.--dor.--dor2.--dor3.++pages1.--pages3.--pages4.&amp;&amp;dor.--dor2.--dor3.</text:p>
          </table:table-cell>
          <table:table-cell office:value-type="string">
            <text:p>01.png&amp;&amp;Kaltia Mexico &amp;&amp;Construir tu Proyecto++one_third first&amp;&amp;fa fa-legal&amp;&amp;Tecnologia Informatica&amp;&amp;En Kaltia Mexico, manejamos las mejores tecnologias adaptables a tu proyecto&amp;&amp;referencia&amp;&amp;Leer Mas++one_third&amp;&amp;fa fa-line-chart&amp;&amp;Analisis y Reportes de Ventas&amp;&amp;Cada dia nos esforzamos por los mejores resultados a tu proyecto&amp;&amp;referencia&amp;&amp;Leer Mas++one_third&amp;&amp;fa fa-archive&amp;&amp;Seguridad y Confiabilidad&amp;&amp;Kaltia es una empresa mexicana con ingenieria de la mas alta calidad y confianza&amp;&amp;referencia&amp;&amp;Leer Mas</text:p>
          </table:table-cell>
          <table:table-cell office:value-type="string">
            <text:p>460x700.png&amp;&amp;Construir tu Proyecto&amp;&amp;Estamos comprometidos a apoyar el crecimiento de tu proyecto en los aspectos ANALISIS , TECNOLOGICOS y <text:s/>ADMINISTRACION, <text:s/>Kaltia realiza el marco de webSite proporcionando las herramientas necesarias y particulares sea el tipo de modelo de negocio: Consumibles, Servicios y Sociales++one_third first&amp;&amp;referencia&amp;&amp;fa-location-arrow&amp;&amp;Proyectos&amp;&amp;Categorias de proyectos desarrollados++one_third&amp;&amp;referencia&amp;&amp;fa fa-lock&amp;&amp;Integridad Clientes&amp;&amp;Sabemos que tu negocio y/o proyecto son primordiales en la gestion y orden de tu productividad, por ello consideramos++one_third last&amp;&amp;referencia&amp;&amp;fa fa-map-marker&amp;&amp;Posicionamiento&amp;&amp;Tenemos CLientes regados por toda la RepublicaMexicana y paises de Centro America</text:p>
          </table:table-cell>
          <table:table-cell office:value-type="string">
            <text:p><text:s/></text:p>
          </table:table-cell>
          <table:table-cell/>
          <table:table-cell office:value-type="string">
            <text:p>Kaltia.nosotros++Contacto.contacto</text:p>
          </table:table-cell>
          <table:table-cell office:value-type="string">
            <text:p>5528227233++kaltia@kaltia.xyz</text:p>
          </table:table-cell>
          <table:table-cell office:value-type="string">
            <text:p>Kaltia – Mexico++icon.ico++logo.jpg++fondoImg.jpg</text:p>
          </table:table-cell>
          <table:table-cell office:value-type="string">
            <text:p><text:s/>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>
            <text:p>PuroCueroheader</text:p>
          </table:table-cell>
          <table:table-cell office:value-type="string">
            <text:p>PuroCuero</text:p>
          </table:table-cell>
          <table:table-cell office:value-type="string">
            <text:p>Bolsas.--Carteras.--Cinturones.</text:p>
          </table:table-cell>
          <table:table-cell office:value-type="string">
            <text:p>puroCuero&amp;&amp;Bolsas&amp;&amp;Material uso Rudo&amp;&amp;Estrena Fin de Año&amp;&amp;imagenSlogan1.png++puroCuero&amp;&amp;Cartera&amp;&amp;Material uso Rudo&amp;&amp;Estrena Fin de Año&amp;&amp;imagenSlogan2.png</text:p>
          </table:table-cell>
          <table:table-cell office:value-type="string">
            <text:p><text:s/></text:p>
          </table:table-cell>
          <table:table-cell table:number-columns-repeated="2"/>
          <table:table-cell office:value-type="string">
            <text:p>ACERCA DE NOSOTROS.nosotros++CONTACTO.contacto++REGISTRO.registrar++INGRESA.ingresar</text:p>
          </table:table-cell>
          <table:table-cell office:value-type="string">
            <text:p>tel 5523259000++Correo actionA@actionA.com++logoEmpresa.png</text:p>
          </table:table-cell>
          <table:table-cell office:value-type="string">
            <text:p>title++icon.ico++logo.jpg++fondoImg.jpg</text:p>
          </table:table-cell>
          <table:table-cell office:value-type="string">
            <text:p>02.png++03.png++04.png</text:p>
          </table:table-cell>
          <table:table-cell office:value-type="string">
            <text:p><text:s/></text:p>
          </table:table-cell>
          <table:table-cell table:number-columns-repeated="6"/>
        </table:table-row>
        <table:table-row table:style-name="ro1">
          <table:table-cell office:value-type="string">
            <text:p>vortexHeader</text:p>
          </table:table-cell>
          <table:table-cell office:value-type="string">
            <text:p>Vortex</text:p>
          </table:table-cell>
          <table:table-cell office:value-type="string">
            <text:p>Home.--Pages.--Dropdown.--Link Text1.--Link Text0.--Link Text2.++Pages.--pages1.--pages3.&amp;&amp;Dropdown.--dor.--dor2.--dor3.++pages1.--pages3.--pages4.&amp;&amp;dor.--dor2.--dor3.</text:p>
          </table:table-cell>
          <table:table-cell office:value-type="string">
            <text:p><text:s/></text:p>
          </table:table-cell>
          <table:table-cell table:number-columns-repeated="3"/>
          <table:table-cell office:value-type="string">
            <text:p>ACERCA DE NOSOTROS.nosotros++CONTACTO.contacto++REGISTRO.registrar++INGRESA.ingresar</text:p>
          </table:table-cell>
          <table:table-cell office:value-type="string">
            <text:p><text:s/></text:p>
          </table:table-cell>
          <table:table-cell office:value-type="string">
            <text:p>title++icon.ico++logo.jpg++fondoImg.jpg</text:p>
          </table:table-cell>
          <table:table-cell office:value-type="string">
            <text:p>headeSeccion3.get0++5.gif++headeSeccion3.get2++headeSeccion3.get3++headeSeccion3.get4++headeSeccion3.get5</text:p>
          </table:table-cell>
          <table:table-cell office:value-type="string">
            <text:p><text:s/></text:p>
          </table:table-cell>
          <table:table-cell table:number-columns-repeated="6"/>
        </table:table-row>
      </table:table>
      <table:table table:name="body" table:style-name="ta1">
        <table:table-column table:style-name="co1" table:number-columns-repeated="20" table:default-cell-style-name="ce3"/>
        <table:table-row table:style-name="ro1">
          <table:table-cell table:style-name="ce1" office:value-type="string" calcext:value-type="string">
            <text:p>idBody</text:p>
          </table:table-cell>
          <table:table-cell table:style-name="ce1" office:value-type="string" calcext:value-type="string">
            <text:p>idEmpresa</text:p>
          </table:table-cell>
          <table:table-cell table:style-name="ce1" office:value-type="string" calcext:value-type="string">
            <text:p>bodyFondo</text:p>
          </table:table-cell>
          <table:table-cell table:style-name="ce1" office:value-type="string" calcext:value-type="string">
            <text:p>bodyTexto1</text:p>
          </table:table-cell>
          <table:table-cell table:style-name="ce1" office:value-type="string" calcext:value-type="string">
            <text:p>bodyTexto2</text:p>
          </table:table-cell>
          <table:table-cell table:style-name="ce1" office:value-type="string" calcext:value-type="string">
            <text:p>bodyTexto3</text:p>
          </table:table-cell>
          <table:table-cell table:style-name="ce1" office:value-type="string" calcext:value-type="string">
            <text:p>bodyTexto4</text:p>
          </table:table-cell>
          <table:table-cell table:style-name="ce1" office:value-type="string" calcext:value-type="string">
            <text:p>bodyTexto5</text:p>
          </table:table-cell>
          <table:table-cell table:style-name="ce1" office:value-type="string" calcext:value-type="string">
            <text:p>bodyTexto6</text:p>
          </table:table-cell>
          <table:table-cell table:style-name="ce1" office:value-type="string" calcext:value-type="string">
            <text:p>bodyTexto7</text:p>
          </table:table-cell>
          <table:table-cell table:style-name="ce1" office:value-type="string" calcext:value-type="string">
            <text:p>bodyTexto8</text:p>
          </table:table-cell>
          <table:table-cell table:style-name="ce1" office:value-type="string" calcext:value-type="string">
            <text:p>bodyTexto9</text:p>
          </table:table-cell>
          <table:table-cell table:style-name="ce1" office:value-type="string" calcext:value-type="string">
            <text:p>bodyTexto10</text:p>
          </table:table-cell>
          <table:table-cell table:style-name="ce1" office:value-type="string" calcext:value-type="string">
            <text:p>bodySeccionArray1</text:p>
          </table:table-cell>
          <table:table-cell table:style-name="ce1" office:value-type="string" calcext:value-type="string">
            <text:p>bodySeccionArray2</text:p>
          </table:table-cell>
          <table:table-cell table:style-name="ce1" office:value-type="string" calcext:value-type="string">
            <text:p>bodySeccionArray3</text:p>
          </table:table-cell>
          <table:table-cell table:style-name="ce1" office:value-type="string" calcext:value-type="string">
            <text:p>bodySeccionArray4</text:p>
          </table:table-cell>
          <table:table-cell table:style-name="ce1" office:value-type="string" calcext:value-type="string">
            <text:p>bodySeccionArray5</text:p>
          </table:table-cell>
          <table:table-cell table:style-name="ce1" office:value-type="string" calcext:value-type="string">
            <text:p>bodySeccionArray6</text:p>
          </table:table-cell>
          <table:table-cell table:style-name="ce1" office:value-type="string" calcext:value-type="string">
            <text:p>bodySeccionArray7</text:p>
          </table:table-cell>
        </table:table-row>
        <table:table-row table:style-name="ro1">
          <table:table-cell office:value-type="string" calcext:value-type="string">
            <text:p>bodyHambur</text:p>
          </table:table-cell>
          <table:table-cell office:value-type="string" calcext:value-type="string">
            <text:p>hambur</text:p>
          </table:table-cell>
          <table:table-cell/>
          <table:table-cell office:value-type="string" calcext:value-type="string">
            <text:p>660x360.png++text1++text2++text3++text4++text5++text6++2.jpg++text8++text9</text:p>
          </table:table-cell>
          <table:table-cell office:value-type="string" calcext:value-type="string">
            <text:p>1.png++ Visitanos te gustara, o llamanos vamos a domicilio.++referencia++Contactanos</text:p>
          </table:table-cell>
          <table:table-cell office:value-type="string" calcext:value-type="string">
            <text:p><text:s/></text:p>
          </table:table-cell>
          <table:table-cell table:number-columns-repeated="7"/>
          <table:table-cell office:value-type="string" calcext:value-type="string">
            <text:p>1.png&amp;&amp;Text&amp;&amp;Text&amp;&amp;Text&amp;&amp;Text&amp;&amp;Text&amp;&amp;Text&amp;&amp;Text++1.png&amp;&amp;Text&amp;&amp;Text&amp;&amp;Text&amp;&amp;Text&amp;&amp;Text&amp;&amp;Text&amp;&amp;Text++1.png&amp;&amp;Text&amp;&amp;Text&amp;&amp;Text&amp;&amp;Text&amp;&amp;Text&amp;&amp;Text&amp;&amp;Text++1.png&amp;&amp;Text&amp;&amp;Text&amp;&amp;Text&amp;&amp;Text&amp;&amp;Text&amp;&amp;Text&amp;&amp;Text++1.png&amp;&amp;Text&amp;&amp;Text&amp;&amp;Text&amp;&amp;Text&amp;&amp;Text&amp;&amp;Text&amp;&amp;Text++1.png&amp;&amp;Text&amp;&amp;Text&amp;&amp;Text&amp;&amp;Text&amp;&amp;Text&amp;&amp;Text&amp;&amp;Text++1.png&amp;&amp;Text&amp;&amp;Text&amp;&amp;Text&amp;&amp;Text&amp;&amp;Text&amp;&amp;Text&amp;&amp;Text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dyHermes</text:p>
          </table:table-cell>
          <table:table-cell office:value-type="string" calcext:value-type="string">
            <text:p>hermes</text:p>
          </table:table-cell>
          <table:table-cell/>
          <table:table-cell office:value-type="string" calcext:value-type="string">
            <text:p>text1++text2++text3++text4++text5++text6++2.jpg++text8++text9</text:p>
          </table:table-cell>
          <table:table-cell office:value-type="string" calcext:value-type="string">
            <text:p><text:s/></text:p>
          </table:table-cell>
          <table:table-cell table:number-columns-repeated="8"/>
          <table:table-cell office:value-type="string" calcext:value-type="string">
            <text:p>03.png&amp;&amp;Titulo++03.png&amp;&amp;text2&amp;&amp;text3&amp;&amp;Text4&amp;&amp;one_half first&amp;&amp;text6++03.png&amp;&amp;text2&amp;&amp;text3&amp;&amp;ext4&amp;&amp;one_half&amp;&amp;text6</text:p>
          </table:table-cell>
          <table:table-cell office:value-type="string" calcext:value-type="string">
            <text:p>Titulo++one_quarter first&amp;&amp;referencia&amp;&amp;imagen320x320.png&amp;&amp;nombre&amp;&amp;descripcion++one_quarter&amp;&amp;referencia&amp;&amp;imagen320x320.png&amp;&amp;nombre&amp;&amp;descripcion++one_quarter&amp;&amp;referencia&amp;&amp;imagen320x320.png&amp;&amp;nombre&amp;&amp;descripcion</text:p>
          </table:table-cell>
          <table:table-cell office:value-type="string" calcext:value-type="string">
            <text:p>one_quarter first&amp;&amp;referencia&amp;&amp;imagen222x50.png++one_quarter&amp;&amp;referencia&amp;&amp;imagen222x50.png++one_quarter&amp;&amp;referencia&amp;&amp;imagen222x50.png++one_quarter&amp;&amp;referencia&amp;&amp;imagen222x50.png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dyPuroCuero</text:p>
          </table:table-cell>
          <table:table-cell office:value-type="string" calcext:value-type="string">
            <text:p>PuroCuero</text:p>
          </table:table-cell>
          <table:table-cell/>
          <table:table-cell office:value-type="string" calcext:value-type="string">
            <text:p>660x360.png++text1++text2++text3++text4++text5++text6++2.jpg++text8++text9</text:p>
          </table:table-cell>
          <table:table-cell office:value-type="string" calcext:value-type="string">
            <text:p>1.png++Visitanos en plaza El Dorado <text:s/>++referencia++ Ubicacion</text:p>
          </table:table-cell>
          <table:table-cell office:value-type="string" calcext:value-type="string">
            <text:p><text:s/></text:p>
          </table:table-cell>
          <table:table-cell table:number-columns-repeated="7"/>
          <table:table-cell office:value-type="string" calcext:value-type="string">
            <text:p>1.png&amp;&amp;Text&amp;&amp;Text&amp;&amp;Text&amp;&amp;Text&amp;&amp;Text&amp;&amp;Text&amp;&amp;Text++1.png&amp;&amp;Text&amp;&amp;Text&amp;&amp;Text&amp;&amp;Text&amp;&amp;Text&amp;&amp;Text&amp;&amp;Text++1.png&amp;&amp;Text&amp;&amp;Text&amp;&amp;Text&amp;&amp;Text&amp;&amp;Text&amp;&amp;Text&amp;&amp;Text++1.png&amp;&amp;Text&amp;&amp;Text&amp;&amp;Text&amp;&amp;Text&amp;&amp;Text&amp;&amp;Text&amp;&amp;Text++1.png&amp;&amp;Text&amp;&amp;Text&amp;&amp;Text&amp;&amp;Text&amp;&amp;Text&amp;&amp;Text&amp;&amp;Text++1.png&amp;&amp;Text&amp;&amp;Text&amp;&amp;Text&amp;&amp;Text&amp;&amp;Text&amp;&amp;Text&amp;&amp;Text++1.png&amp;&amp;Text&amp;&amp;Text&amp;&amp;Text&amp;&amp;Text&amp;&amp;Text&amp;&amp;Text&amp;&amp;Text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Body</text:p>
          </table:table-cell>
          <table:table-cell office:value-type="string" calcext:value-type="string">
            <text:p>idEmpresaA</text:p>
          </table:table-cell>
          <table:table-cell/>
          <table:table-cell office:value-type="string" calcext:value-type="string">
            <text:p>bodyText1-0++bodyText1-1++bodyText1-2++bodyText1-3++bodyText1-4++bodyText1-5++bodyText1-6++bodyText1-7++idArticulo3.jpeg++bodyText1-9</text:p>
          </table:table-cell>
          <table:table-cell office:value-type="string" calcext:value-type="string">
            <text:p>bodyText2.get0++bodyText2.get1++bodyText2.get2++bodyText2.get3++bodyText2.get4</text:p>
          </table:table-cell>
          <table:table-cell office:value-type="string" calcext:value-type="string">
            <text:p><text:s/></text:p>
          </table:table-cell>
          <table:table-cell table:number-columns-repeated="7"/>
          <table:table-cell office:value-type="string" calcext:value-type="string">
            <text:p>fa fa-language&amp;&amp;bodySeccionArray1-Objeto0-Texto1&amp;&amp;bodySeccionArray1-Objeto0-Texto2&amp;&amp;bodySeccionArray1-Objeto0-Texto3&amp;&amp;bodySeccionArray1-Objeto0-Texto4++fa fa-language&amp;&amp;bodySeccionArray1-Objeto1-Texto1&amp;&amp;bodySeccionArray1-Objeto1-Texto2&amp;&amp;bodySeccionArray1-Objeto1-Texto3&amp;&amp;bodySeccionArray1-Objeto1-Texto4++fa fa-language&amp;&amp;bodySeccionArray1-Objeto2-Texto1&amp;&amp;bodySeccionArray1-Objeto2-Texto2&amp;&amp;bodySeccionArray1-Objeto2-Texto3&amp;&amp;bodySeccionArray1-Objeto2-Texto4</text:p>
          </table:table-cell>
          <table:table-cell office:value-type="string" calcext:value-type="string">
            <text:p>bodySeccionArray2.objeto0.get0&amp;&amp;bodySeccionArray2.objeto0.get1&amp;&amp;bodySeccionArray2.objeto0.get2&amp;&amp;bodySeccionArray2.objeto0.get3&amp;&amp;bodySeccionArray2.objeto0.get4++one_third first btmspace-30&amp;&amp;bodySeccionArray2.objeto1.get1&amp;&amp;bodySeccionArray2.objeto1.get2&amp;&amp;bodySeccionArray2.objeto1.get3&amp;&amp;bodySeccionArray2.objeto1.get4++one_third btmspace-30&amp;&amp;bodySeccionArray2.objeto2.get1&amp;&amp;bodySeccionArray2.objeto2.get2&amp;&amp;bodySeccionArray2.objeto2.get3&amp;&amp;bodySeccionArray2.objeto2.get4++one_third btmspace-30&amp;&amp;bodySeccionArray2.objeto3.get1&amp;&amp;bodySeccionArray2.objeto3.get2&amp;&amp;bodySeccionArray2.objeto3.get3&amp;&amp;bodySeccionArray2.objeto3.get4++one_third first&amp;&amp;bodySeccionArray2.objeto4.get1&amp;&amp;bodySeccionArray2.objeto4.get2&amp;&amp;bodySeccionArray2.objeto4.get3&amp;&amp;bodySeccionArray2.objeto4.get4++one_third&amp;&amp;bodySeccionArray2.objeto5.get1&amp;&amp;bodySeccionArray2.objeto5.get2&amp;&amp;bodySeccionArray2.objeto5.get3&amp;&amp;bodySeccionArray2.objeto5.get4++one_third&amp;&amp;bodySeccionArray2.objeto6.get1&amp;&amp;bodySeccionArray2.objeto6.get2&amp;&amp;bodySeccionArray2.objeto6.get3&amp;&amp;bodySeccionArray2.objeto6.get4</text:p>
          </table:table-cell>
          <table:table-cell office:value-type="string" calcext:value-type="string">
            <text:p>bodySeccionArray3.objeto0.get0&amp;&amp;bodySeccionArray3.objeto0.get1&amp;&amp;bodySeccionArray3.objeto0.get2&amp;&amp;bodySeccionArray3.objeto0.get3&amp;&amp;bodySeccionArray3.objeto0.get4++one_third first&amp;&amp;referencia&amp;&amp;imagen1SeccionArray3.jpeg&amp;&amp;bodySeccionArray3.objeto1.get3&amp;&amp;bodySeccionArray3.objeto1.get4&amp;&amp;bodySeccionArray3.objeto1.get5++one_third&amp;&amp;referencia&amp;&amp;imagen2SeccionArray3.jpeg&amp;&amp;bodySeccionArray3.objeto2.get3&amp;&amp;bodySeccionArray3.objeto2.get4&amp;&amp;bodySeccionArray3.objeto2.get5++one_third&amp;&amp;referencia&amp;&amp;imagen3SeccionArray3.jpeg&amp;&amp;bodySeccionArray3.objeto3.get3&amp;&amp;bodySeccionArray3.objeto3.get4&amp;&amp;bodySeccionArray3.objeto3.get5++one_third first&amp;&amp;referencia&amp;&amp;imagen3SeccionArray3.jpeg&amp;&amp;bodySeccionArray3.objeto4.get3&amp;&amp;bodySeccionArray3.objeto4.get4&amp;&amp;bodySeccionArray3.objeto4.get5++one_third&amp;&amp;referencia&amp;&amp;imagen4SeccionArray3.jpeg&amp;&amp;bodySeccionArray3.objeto5.get3&amp;&amp;bodySeccionArray3.objeto5.get4&amp;&amp;bodySeccionArray3.objeto5.get5++one_third&amp;&amp;referencia&amp;&amp;imagen5SeccionArray3.jpeg&amp;&amp;bodySeccionArray3.objeto6.get3&amp;&amp;bodySeccionArray3.objeto6.get4&amp;&amp;bodySeccionArray3.objeto6.get5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ltiaBody</text:p>
          </table:table-cell>
          <table:table-cell office:value-type="string" calcext:value-type="string">
            <text:p>Kaltia</text:p>
          </table:table-cell>
          <table:table-cell/>
          <table:table-cell office:value-type="string" calcext:value-type="string">
            <text:p>460x700.png&amp;&amp;Construir tu Proyecto&amp;&amp;Estamos comprometidos a apoyar el crecimiento de tu proyecto en los aspectos ANALISIS , TECNOLOGICOS y <text:s/>ADMINISTRACION, <text:s/>Kaltia realiza el marco de webSite proporcionando las herramientas necesarias y particulares sea el tipo de modelo de negocio: Consumibles, Servicios y Sociales++one_third first&amp;&amp;referencia&amp;&amp;fa fa-location-arrow&amp;&amp;Proyectos&amp;&amp;Categorias de proyectos desarrollados++one_third&amp;&amp;referencia&amp;&amp;fa fa-lock&amp;&amp;Integridad Clientes&amp;&amp;Sabemos que tu negocio y/o proyecto son primordiales en la gestion y orden de tu productividad, por ello consideramos++one_third last&amp;&amp;referencia&amp;&amp;fa fa-map-marker&amp;&amp;Posicionamiento&amp;&amp;Tenemos CLientes regados por toda la RepublicaMexicana y paises de Centro America</text:p>
          </table:table-cell>
          <table:table-cell office:value-type="string" calcext:value-type="string">
            <text:p>Proyectos++Categorias de proyectos desarrollados </text:p>
          </table:table-cell>
          <table:table-cell office:value-type="string" calcext:value-type="string">
            <text:p>Integridad Clientes++Sabemos que tu negocio y/o proyecto son primordiales en la gestion y orden de tu productividad, por ello consideramos ...</text:p>
          </table:table-cell>
          <table:table-cell office:value-type="string" calcext:value-type="string">
            <text:p>Posicionamiento++Tenemos CLientes regados por toda la RepublicaMexicana y paises de Centro America</text:p>
          </table:table-cell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460x700.png&amp;&amp;Construir tu Proyecto&amp;&amp;Estamos comprometidos a apoyar el crecimiento de tu proyecto en los aspectos ANALISIS , TECNOLOGICOS y <text:s/>ADMINISTRACION, <text:s/>Kaltia realiza el marco de webSite proporcionando las herramientas necesarias y particulares sea el tipo de modelo de negocio: Consumibles, Servicios y Sociales++one_third first&amp;&amp;referencia&amp;&amp;fa-location-arrow&amp;&amp;Proyectos&amp;&amp;Categorias de proyectos desarrollados++one_third&amp;&amp;referencia&amp;&amp;fa fa-lock&amp;&amp;Integridad Clientes&amp;&amp;Sabemos que tu negocio y/o proyecto son primordiales en la gestion y orden de tu productividad, por ello consideramos++one_third last&amp;&amp;referencia&amp;&amp;fa fa-map-marker&amp;&amp;Posicionamiento&amp;&amp;Tenemos CLientes regados por toda la RepublicaMexicana y paises de Centro America</text:p>
          </table:table-cell>
          <table:table-cell office:value-type="string" calcext:value-type="string">
            <text:p>600x700.png&amp;&amp;Kaltia construccion de tu proyecto&amp;&amp;Te ofrecemos una oportunidad de digitalizar tu negocio o proyecto a travez de un webSite, disponible para cualquier dispositivo conectado a internet y con modelos de proyeccion webSite enfoncados al tipo de tu proyecto, Invierte en la integridad de tener sitio digital donde usuarios de la WEB pueden consultar, transaccionar e incluso compra/venta de tus articulos. Ademas Kaltia te ofrece como cliente las herramientas de Administracion y Control de tus productos y/o servicios. <text:s/>Acercate a Kaltia con cualquier GESTOR KALTIA puede ayudarte.++referencia&amp;&amp;fa fa-asterisk&amp;&amp;Proyectos Consumo&amp;&amp;En esta seccion podras analizar los proyectos que tenmos para el sector de Compra Venta Articulos Fisicos&amp;&amp;Leer mas ...++referencia&amp;&amp;fa fa-bar-chart&amp;&amp;Proyectos de Servicios&amp;&amp;Kaltia tambien te ofrece un catalogo de Proyectos que te serán una herramienta para tu vida profesional&amp;&amp;Leer mas...++referencia&amp;&amp;fa fa-paper-plane-o&amp;&amp;Proyectos Sociales&amp;&amp;En esta seccion te mostraremos como Kaltia puede resolver tus problemas de aspecto social y administrativo con personal&amp;&amp;Leer mas...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rtexBody</text:p>
          </table:table-cell>
          <table:table-cell office:value-type="string" calcext:value-type="string">
            <text:p>Vortex</text:p>
          </table:table-cell>
          <table:table-cell/>
          <table:table-cell office:value-type="string" calcext:value-type="string">
            <text:p>1.gif++2.gif++3.gif++4.gif</text:p>
          </table:table-cell>
          <table:table-cell office:value-type="string" calcext:value-type="string">
            <text:p><text:s/></text:p>
          </table:table-cell>
          <table:table-cell table:number-columns-repeated="8"/>
          <table:table-cell office:value-type="string" calcext:value-type="string">
            <text:p>one_third borderedbox lt_bg first&amp;&amp;referencia&amp;&amp;320x260-1.gif&amp;&amp;Pulvinar Dapibus&amp;&amp;Aenean semper elementum tellus, ut placerat leo. Quisque vehicula, urna sit amet pulvinar dapibus, dui leo egestas augue++one_third borderedbox lt_bg &amp;&amp;referencia&amp;&amp;320x260-1.gif&amp;&amp;Pulvinar Dapibus&amp;&amp;Aenean semper elementum tellus, ut placerat leo. Quisque vehicula, urna sit amet pulvinar dapibus, dui leo egestas augue++one_third borderedbox lt_bg &amp;&amp;referencia&amp;&amp;320x260-1.gif&amp;&amp;Pulvinar Dapibus&amp;&amp;Aenean semper elementum tellus, ut placerat leo. Quisque vehicula, urna sit amet pulvinar dapibus, dui leo egestas augue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</table:table>
      <table:table table:name="footer" table:style-name="ta1">
        <table:table-column table:style-name="co1" table:number-columns-repeated="12" table:default-cell-style-name="ce5"/>
        <table:table-row table:style-name="ro1">
          <table:table-cell table:style-name="ce4" office:value-type="string" calcext:value-type="string">
            <text:p>idFooter</text:p>
          </table:table-cell>
          <table:table-cell table:style-name="ce4" office:value-type="string" calcext:value-type="string">
            <text:p>idEmpresa</text:p>
          </table:table-cell>
          <table:table-cell table:style-name="ce4" office:value-type="string" calcext:value-type="string">
            <text:p>footerLista1</text:p>
          </table:table-cell>
          <table:table-cell table:style-name="ce4" office:value-type="string" calcext:value-type="string">
            <text:p>footerLista2</text:p>
          </table:table-cell>
          <table:table-cell table:style-name="ce4" office:value-type="string" calcext:value-type="string">
            <text:p>footerLista3</text:p>
          </table:table-cell>
          <table:table-cell table:style-name="ce4" office:value-type="string" calcext:value-type="string">
            <text:p>footerLista4</text:p>
          </table:table-cell>
          <table:table-cell table:style-name="ce4" office:value-type="string" calcext:value-type="string">
            <text:p>footerLista5</text:p>
          </table:table-cell>
          <table:table-cell table:style-name="ce4" office:value-type="string" calcext:value-type="string">
            <text:p>footerSeccionArray1</text:p>
          </table:table-cell>
          <table:table-cell table:style-name="ce4" office:value-type="string" calcext:value-type="string">
            <text:p>footerSeccionArray2</text:p>
          </table:table-cell>
          <table:table-cell table:style-name="ce4" office:value-type="string" calcext:value-type="string">
            <text:p>footerAux1</text:p>
          </table:table-cell>
          <table:table-cell table:style-name="ce4" office:value-type="string" calcext:value-type="string">
            <text:p>footerAux2</text:p>
          </table:table-cell>
          <table:table-cell table:style-name="ce4" office:value-type="string" calcext:value-type="string">
            <text:p>footerVarios</text:p>
          </table:table-cell>
        </table:table-row>
        <table:table-row table:style-name="ro1">
          <table:table-cell office:value-type="string" calcext:value-type="string">
            <text:p>footerHambur</text:p>
          </table:table-cell>
          <table:table-cell office:value-type="string" calcext:value-type="string">
            <text:p>hambur</text:p>
          </table:table-cell>
          <table:table-cell office:value-type="string" calcext:value-type="string">
            <text:p>Datos de Contacto++Calle direccion++521 53259000++Correo mexico@kaltia.com</text:p>
          </table:table-cell>
          <table:table-cell office:value-type="string" calcext:value-type="string">
            <text:p>footerLista 2++Hamburguesas++Bebidas++Otros</text:p>
          </table:table-cell>
          <table:table-cell office:value-type="string" calcext:value-type="string">
            <text:p>footerLista 3++Horarios++Personal++Otros</text:p>
          </table:table-cell>
          <table:table-cell office:value-type="string" calcext:value-type="string">
            <text:p>Copyright © 2018 - All Rights Reserved -++by Kaltia Mexico</text:p>
          </table:table-cell>
          <table:table-cell office:value-type="string" calcext:value-type="string">
            <text:p>Copyright © 2018 - All Rights Reserved - Hambur++ by Kaltia Mexico</text:p>
          </table:table-cell>
          <table:table-cell table:number-columns-repeated="4"/>
          <table:table-cell office:value-type="string" calcext:value-type="string">
            <text:p>https://www.google.com/maps/embed?pb=!1m18!1m12!1m3!1d7881.244378554964!2d-79.53351530125698!3d9.006868250054135!2m3!1f0!2f0!3f0!3m2!1i1024!2i768!4f13.1!3m3!1m2!1s0x8faca842e1c9c91d%3A0xdced0a3bb6b7c8d1!2sCentro+Comercial+El+Dorado!5e0!3m2!1ses!2smx!4v1514940488961</text:p>
          </table:table-cell>
        </table:table-row>
        <table:table-row table:style-name="ro1">
          <table:table-cell office:value-type="string" calcext:value-type="string">
            <text:p>footerPuroCuero</text:p>
          </table:table-cell>
          <table:table-cell office:value-type="string" calcext:value-type="string">
            <text:p>PuroCuero</text:p>
          </table:table-cell>
          <table:table-cell office:value-type="string" calcext:value-type="string">
            <text:p>Datos de Contacto++Plaza el dorado, por las escaleritas++507 6301 0564++Correo mexico@kaltia.com</text:p>
          </table:table-cell>
          <table:table-cell office:value-type="string" calcext:value-type="string">
            <text:p>Articulos++Correas++Bolsas+Cinturones</text:p>
          </table:table-cell>
          <table:table-cell office:value-type="string" calcext:value-type="string">
            <text:p>Logistica++exportacion++importacion++mayoreo++sucursales++asociate vende por catalogo</text:p>
          </table:table-cell>
          <table:table-cell office:value-type="string" calcext:value-type="string">
            <text:p>Copyright © 2018 - All Rights Reserved -++by Kaltia Mexico</text:p>
          </table:table-cell>
          <table:table-cell office:value-type="string" calcext:value-type="string">
            <text:p>Copyright © 2017 - All Rights Reserved - PURO CUERO ++ Kaltia Mexico</text:p>
          </table:table-cell>
          <table:table-cell table:number-columns-repeated="4"/>
          <table:table-cell office:value-type="string" calcext:value-type="string">
            <text:p>https://www.google.com/maps/embed?pb=!1m18!1m12!1m3!1d7881.244378554964!2d-79.53351530125698!3d9.006868250054135!2m3!1f0!2f0!3f0!3m2!1i1024!2i768!4f13.1!3m3!1m2!1s0x8faca842e1c9c91d%3A0xdced0a3bb6b7c8d1!2sCentro+Comercial+El+Dorado!5e0!3m2!1ses!2smx!4v1514940488961</text:p>
          </table:table-cell>
        </table:table-row>
        <table:table-row table:style-name="ro1">
          <table:table-cell office:value-type="string" calcext:value-type="string">
            <text:p>hermesFooter</text:p>
          </table:table-cell>
          <table:table-cell office:value-type="string" calcext:value-type="string">
            <text:p>hermes</text:p>
          </table:table-cell>
          <table:table-cell office:value-type="string" calcext:value-type="string">
            <text:p>Contacto++Reforma 383 Piso 8++Col. Cuauhtémoc++06500 México, D.F.</text:p>
          </table:table-cell>
          <table:table-cell office:value-type="string" calcext:value-type="string">
            <text:p>Enlace++T 52 (55) 5985 4600++informes@hermes.com</text:p>
          </table:table-cell>
          <table:table-cell office:value-type="string" calcext:value-type="string">
            <text:p>Bienvenido++Si te interesa conocer más sobre nuestros servicios y/o proyectos, por favor deja tu mensaje en el formulario a continuación.++https://www.google.com/maps/embed?pb=!1m18!1m12!1m3!1d1881.3498484124266!2d-99.17344852821486!3d19.425376997682193!2m3!1f0!2f0!3f0!3m2!1i1024!2i768!4f13.1!3m3!1m2!1s0x85d1ff49592506b9%3A0x4935afd44947f78a!2sPaseo+de+la+Reforma+445%2C+Cuauht%C3%A9moc%2C+06600+Ciudad+de+M%C3%A9xico%2C+CDMX!5e0!3m2!1ses!2smx!4v1516927763119</text:p>
          </table:table-cell>
          <table:table-cell office:value-type="string" calcext:value-type="string">
            <text:p>Copyright © 2018 - All Rights Reserved -++by Kaltia Mexico</text:p>
          </table:table-cell>
          <table:table-cell office:value-type="string" calcext:value-type="string">
            <text:p>Copyright © 2018 - All Rights Reserved - Hermes++ <text:s/>Kaltia Mexico</text:p>
          </table:table-cell>
          <table:table-cell table:number-columns-repeated="4"/>
          <table:table-cell office:value-type="string" calcext:value-type="string">
            <text:p>https://www.google.com/maps/embed?pb=!1m18!1m12!1m3!1d1881.3498484124266!2d-99.17344852821486!3d19.425376997682193!2m3!1f0!2f0!3f0!3m2!1i1024!2i768!4f13.1!3m3!1m2!1s0x85d1ff49592506b9%3A0x4935afd44947f78a!2sPaseo+de+la+Reforma+445%2C+Cuauht%C3%A9moc%2C+06600+Ciudad+de+M%C3%A9xico%2C+CDMX!5e0!3m2!1ses!2smx!4v1516927763119</text:p>
          </table:table-cell>
        </table:table-row>
        <table:table-row table:style-name="ro1">
          <table:table-cell office:value-type="string" calcext:value-type="string">
            <text:p>idFooter</text:p>
          </table:table-cell>
          <table:table-cell office:value-type="string" calcext:value-type="string">
            <text:p>idEmpresaA</text:p>
          </table:table-cell>
          <table:table-cell office:value-type="string" calcext:value-type="string">
            <text:p>Datos de Contacto++Calle direccion++Telefonos +521 53259000++Correo mexico@kaltia.com</text:p>
          </table:table-cell>
          <table:table-cell office:value-type="string" calcext:value-type="string">
            <text:p>footerLista2.get0++footerLista2.get1++footerLista2.get2++footerLista2.get3++footerLista2.get4++footerLista2.get5</text:p>
          </table:table-cell>
          <table:table-cell office:value-type="string" calcext:value-type="string">
            <text:p>footerLista3.get0++footerLista3.get1++footerLista3.get2++footerLista3.get3++footerLista3.get4++footerLista3.get5</text:p>
          </table:table-cell>
          <table:table-cell office:value-type="string" calcext:value-type="string">
            <text:p>Copyright © 2018 - All Rights Reserved -++by Kaltia Mexico</text:p>
          </table:table-cell>
          <table:table-cell table:number-columns-repeated="5"/>
          <table:table-cell office:value-type="string" calcext:value-type="string">
            <text:p>https://www.google.com/maps/embed?pb=!1m18!1m12!1m3!1d3762.420676574058!2d-99.18987238555445!3d19.43742128688161!2m3!1f0!2f0!3f0!3m2!1i1024!2i768!4f13.1!3m3!1m2!1s0x0%3A0x181f3f9057506ab1!2sAlto+Comisionado+de+las+Naciones+Unidas+para+los+Refugiados+(ACNUR)!5e0!3m2!1ses!2smx!4v1514940275790</text:p>
          </table:table-cell>
        </table:table-row>
        <table:table-row table:style-name="ro1">
          <table:table-cell office:value-type="string" calcext:value-type="string">
            <text:p>kaltiaFooter</text:p>
          </table:table-cell>
          <table:table-cell office:value-type="string" calcext:value-type="string">
            <text:p>Kaltia</text:p>
          </table:table-cell>
          <table:table-cell office:value-type="string" calcext:value-type="string">
            <text:p>Kaltia Mexico++Fuente de Pegaso 44 Mexico++5528227233++kaltia@kaltia.xyz</text:p>
          </table:table-cell>
          <table:table-cell office:value-type="string" calcext:value-type="string">
            <text:p>Enlaces++Proyectos++Maquetas++Personal</text:p>
          </table:table-cell>
          <table:table-cell office:value-type="string" calcext:value-type="string">
            <text:p>Contactanos++Bienvenido++Kaltia Mexico esta interesado en ti como analista, diseñador, programador \n ingresa</text:p>
          </table:table-cell>
          <table:table-cell office:value-type="string" calcext:value-type="string">
            <text:p>Copyright © 2018 - All Rights Reserved -++by Kaltia Mexi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rtexFooter</text:p>
          </table:table-cell>
          <table:table-cell office:value-type="string" calcext:value-type="string">
            <text:p>Vortex</text:p>
          </table:table-cell>
          <table:table-cell office:value-type="string" calcext:value-type="string">
            <text:p>Generales++Calle y numero++Pueblo++codigo postal++horario++telefono++correo</text:p>
          </table:table-cell>
          <table:table-cell office:value-type="string" calcext:value-type="string">
            <text:p>1.png++2.png++3.png++4.png++5.png++6.png</text:p>
          </table:table-cell>
          <table:table-cell/>
          <table:table-cell office:value-type="string" calcext:value-type="string">
            <text:p>Copyright © 2018 - All Rights Reserved -++by Kaltia Mexico</text:p>
          </table:table-cell>
          <table:table-cell/>
          <table:table-cell office:value-type="string" calcext:value-type="string">
            <text:p>Title++3.png&amp;&amp;referencia&amp;&amp;Texto1&amp;&amp;texto2++2.png&amp;&amp;referencia&amp;&amp;Texto1&amp;&amp;texto2</text:p>
          </table:table-cell>
          <table:table-cell office:value-type="string" calcext:value-type="string">
            <text:p>one_third first&amp;&amp;referencia&amp;&amp;3.png++one_third&amp;&amp;referencia&amp;&amp;3.png++one_third&amp;&amp;referencia&amp;&amp;3.png++one_third first&amp;&amp;referencia&amp;&amp;3.png++one_third&amp;&amp;referencia&amp;&amp;3.png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6">16/02/2018</text:date>, <text:time>19:41:5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8T17:25:36.588159809</meta:creation-date>
    <dc:date>2018-02-16T19:41:50.97</dc:date>
    <meta:editing-duration>PT17H35M9S</meta:editing-duration>
    <meta:editing-cycles>5</meta:editing-cycles>
    <meta:generator>OpenOffice/4.1.3$Win32 OpenOffice.org_project/413m1$Build-9783</meta:generator>
    <dc:creator>HG RC</dc:creator>
    <meta:document-statistic meta:table-count="4" meta:cell-count="266" meta:object-count="0"/>
  </office:meta>
</office:document-meta>
</file>